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ce4" style:family="table-cell" style:parent-style-name="Default" style:data-style-name="N115"/>
    <style:style style:name="ce5" style:family="table-cell" style:parent-style-name="Default" style:data-style-name="N81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access quer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window quer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getSerie query</text:p>
          </table:table-cell>
          <table:covered-table-cell table:style-name="ce1"/>
          <table:table-cell table:style-name="ce6" office:value-type="string" calcext:value-type="string" table:number-columns-spanned="4" table:number-rows-spanned="1">
            <text:p>filesize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ce2" office:value-type="string" calcext:value-type="string">
            <text:p>QC [ms]</text:p>
          </table:table-cell>
          <table:table-cell table:style-name="ce2" office:value-type="string" calcext:value-type="string">
            <text:p>TK2R [ms]</text:p>
          </table:table-cell>
          <table:table-cell table:style-name="ce2" office:value-type="string" calcext:value-type="string">
            <text:p>QC [ms]</text:p>
          </table:table-cell>
          <table:table-cell table:style-name="ce2" office:value-type="string" calcext:value-type="string">
            <text:p>TK2R [ms]</text:p>
          </table:table-cell>
          <table:table-cell table:style-name="ce2" office:value-type="string" calcext:value-type="string">
            <text:p>QC [ms]</text:p>
          </table:table-cell>
          <table:table-cell table:style-name="ce2" office:value-type="string" calcext:value-type="string">
            <text:p>TK2R [ms]</text:p>
          </table:table-cell>
          <table:table-cell table:style-name="ce2" office:value-type="string" calcext:value-type="string">
            <text:p>QC [kb]</text:p>
          </table:table-cell>
          <table:table-cell table:style-name="ce2" office:value-type="string" calcext:value-type="string">
            <text:p>TK2R [kb]</text:p>
          </table:table-cell>
          <table:table-cell table:style-name="ce2" office:value-type="string" calcext:value-type="string">
            <text:p>QC [mb]</text:p>
          </table:table-cell>
          <table:table-cell table:style-name="ce2" office:value-type="string" calcext:value-type="string">
            <text:p>TK2R [mb]</text:p>
          </table:table-cell>
        </table:table-row>
        <table:table-row table:style-name="ro1">
          <table:table-cell office:value-type="string" calcext:value-type="string">
            <text:p>APCP</text:p>
          </table:table-cell>
          <table:table-cell office:value-type="float" office:value="510607" calcext:value-type="float">
            <text:p>510607,0</text:p>
          </table:table-cell>
          <table:table-cell office:value-type="float" office:value="4871.59" calcext:value-type="float">
            <text:p>4871,6</text:p>
          </table:table-cell>
          <table:table-cell office:value-type="float" office:value="12786900" calcext:value-type="float">
            <text:p>1,2787E+07</text:p>
          </table:table-cell>
          <table:table-cell office:value-type="float" office:value="4669370" calcext:value-type="float">
            <text:p>4,67E+06</text:p>
          </table:table-cell>
          <table:table-cell office:value-type="float" office:value="908.747" calcext:value-type="float">
            <text:p>908,7</text:p>
          </table:table-cell>
          <table:table-cell office:value-type="float" office:value="15898.4" calcext:value-type="float">
            <text:p>15898,4</text:p>
          </table:table-cell>
          <table:table-cell office:value-type="float" office:value="246500" calcext:value-type="float">
            <text:p>246500</text:p>
          </table:table-cell>
          <table:table-cell office:value-type="float" office:value="114340" calcext:value-type="float">
            <text:p>114340</text:p>
          </table:table-cell>
          <table:table-cell office:value-type="float" office:value="241" calcext:value-type="float">
            <text:p>24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APE</text:p>
          </table:table-cell>
          <table:table-cell office:value-type="float" office:value="517133" calcext:value-type="float">
            <text:p>517133,0</text:p>
          </table:table-cell>
          <table:table-cell office:value-type="float" office:value="4919.18" calcext:value-type="float">
            <text:p>4919,2</text:p>
          </table:table-cell>
          <table:table-cell office:value-type="float" office:value="12871500" calcext:value-type="float">
            <text:p>1,2872E+07</text:p>
          </table:table-cell>
          <table:table-cell office:value-type="float" office:value="5303800" calcext:value-type="float">
            <text:p>5,30E+06</text:p>
          </table:table-cell>
          <table:table-cell office:value-type="float" office:value="924.604" calcext:value-type="float">
            <text:p>924,6</text:p>
          </table:table-cell>
          <table:table-cell office:value-type="float" office:value="18877.4" calcext:value-type="float">
            <text:p>18877,4</text:p>
          </table:table-cell>
          <table:table-cell office:value-type="float" office:value="375508" calcext:value-type="float">
            <text:p>375508</text:p>
          </table:table-cell>
          <table:table-cell office:value-type="float" office:value="188248" calcext:value-type="float">
            <text:p>188248</text:p>
          </table:table-cell>
          <table:table-cell office:value-type="float" office:value="367" calcext:value-type="float">
            <text:p>36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NVfrac</text:p>
          </table:table-cell>
          <table:table-cell office:value-type="float" office:value="473537" calcext:value-type="float">
            <text:p>473537,0</text:p>
          </table:table-cell>
          <table:table-cell office:value-type="float" office:value="3286.03" calcext:value-type="float">
            <text:p>3286,0</text:p>
          </table:table-cell>
          <table:table-cell office:value-type="float" office:value="12159900" calcext:value-type="float">
            <text:p>1,2160E+07</text:p>
          </table:table-cell>
          <table:table-cell office:value-type="float" office:value="2436000" calcext:value-type="float">
            <text:p>2,44E+06</text:p>
          </table:table-cell>
          <table:table-cell office:value-type="float" office:value="843.259" calcext:value-type="float">
            <text:p>843,3</text:p>
          </table:table-cell>
          <table:table-cell office:value-type="float" office:value="10618.8" calcext:value-type="float">
            <text:p>10618,8</text:p>
          </table:table-cell>
          <table:table-cell office:value-type="float" office:value="188276" calcext:value-type="float">
            <text:p>188276</text:p>
          </table:table-cell>
          <table:table-cell office:value-type="float" office:value="37312" calcext:value-type="float">
            <text:p>37312</text:p>
          </table:table-cell>
          <table:table-cell office:value-type="float" office:value="184" calcext:value-type="float">
            <text:p>18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DLWRF</text:p>
          </table:table-cell>
          <table:table-cell office:value-type="float" office:value="549548" calcext:value-type="float">
            <text:p>549548,0</text:p>
          </table:table-cell>
          <table:table-cell office:value-type="float" office:value="6095.44" calcext:value-type="float">
            <text:p>6095,4</text:p>
          </table:table-cell>
          <table:table-cell office:value-type="float" office:value="12924200" calcext:value-type="float">
            <text:p>1,2924E+07</text:p>
          </table:table-cell>
          <table:table-cell office:value-type="float" office:value="10361600" calcext:value-type="float">
            <text:p>1,04E+07</text:p>
          </table:table-cell>
          <table:table-cell office:value-type="float" office:value="948.436" calcext:value-type="float">
            <text:p>948,4</text:p>
          </table:table-cell>
          <table:table-cell office:value-type="float" office:value="25124.5" calcext:value-type="float">
            <text:p>25124,5</text:p>
          </table:table-cell>
          <table:table-cell office:value-type="float" office:value="353708" calcext:value-type="float">
            <text:p>353708</text:p>
          </table:table-cell>
          <table:table-cell office:value-type="float" office:value="448176" calcext:value-type="float">
            <text:p>448176</text:p>
          </table:table-cell>
          <table:table-cell office:value-type="float" office:value="346" calcext:value-type="float">
            <text:p>346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DSWRF</text:p>
          </table:table-cell>
          <table:table-cell office:value-type="float" office:value="505743" calcext:value-type="float">
            <text:p>505743,0</text:p>
          </table:table-cell>
          <table:table-cell office:value-type="float" office:value="4204.08" calcext:value-type="float">
            <text:p>4204,1</text:p>
          </table:table-cell>
          <table:table-cell office:value-type="float" office:value="12833400" calcext:value-type="float">
            <text:p>1,2833E+07</text:p>
          </table:table-cell>
          <table:table-cell office:value-type="float" office:value="5520480" calcext:value-type="float">
            <text:p>5,52E+06</text:p>
          </table:table-cell>
          <table:table-cell office:value-type="float" office:value="906.608" calcext:value-type="float">
            <text:p>906,6</text:p>
          </table:table-cell>
          <table:table-cell office:value-type="float" office:value="16943.2" calcext:value-type="float">
            <text:p>16943,2</text:p>
          </table:table-cell>
          <table:table-cell office:value-type="float" office:value="400724" calcext:value-type="float">
            <text:p>400724</text:p>
          </table:table-cell>
          <table:table-cell office:value-type="float" office:value="385512" calcext:value-type="float">
            <text:p>385512</text:p>
          </table:table-cell>
          <table:table-cell office:value-type="float" office:value="392" calcext:value-type="float">
            <text:p>39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PEVAP</text:p>
          </table:table-cell>
          <table:table-cell office:value-type="float" office:value="503044" calcext:value-type="float">
            <text:p>503044,0</text:p>
          </table:table-cell>
          <table:table-cell office:value-type="float" office:value="5297.96" calcext:value-type="float">
            <text:p>5298,0</text:p>
          </table:table-cell>
          <table:table-cell office:value-type="float" office:value="12664000" calcext:value-type="float">
            <text:p>1,2664E+07</text:p>
          </table:table-cell>
          <table:table-cell office:value-type="float" office:value="8097110" calcext:value-type="float">
            <text:p>8,10E+06</text:p>
          </table:table-cell>
          <table:table-cell office:value-type="float" office:value="887.665" calcext:value-type="float">
            <text:p>887,7</text:p>
          </table:table-cell>
          <table:table-cell office:value-type="float" office:value="22835.4" calcext:value-type="float">
            <text:p>22835,4</text:p>
          </table:table-cell>
          <table:table-cell office:value-type="float" office:value="135040" calcext:value-type="float">
            <text:p>135040</text:p>
          </table:table-cell>
          <table:table-cell office:value-type="float" office:value="237612" calcext:value-type="float">
            <text:p>237612</text:p>
          </table:table-cell>
          <table:table-cell office:value-type="float" office:value="132" calcext:value-type="float">
            <text:p>13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PRES</text:p>
          </table:table-cell>
          <table:table-cell office:value-type="float" office:value="491265" calcext:value-type="float">
            <text:p>491265,0</text:p>
          </table:table-cell>
          <table:table-cell office:value-type="float" office:value="6435.42" calcext:value-type="float">
            <text:p>6435,4</text:p>
          </table:table-cell>
          <table:table-cell office:value-type="float" office:value="12915600" calcext:value-type="float">
            <text:p>1,2916E+07</text:p>
          </table:table-cell>
          <table:table-cell office:value-type="float" office:value="10545800" calcext:value-type="float">
            <text:p>1,05E+07</text:p>
          </table:table-cell>
          <table:table-cell office:value-type="float" office:value="898.117" calcext:value-type="float">
            <text:p>898,1</text:p>
          </table:table-cell>
          <table:table-cell office:value-type="float" office:value="26855" calcext:value-type="float">
            <text:p>26855</text:p>
          </table:table-cell>
          <table:table-cell office:value-type="float" office:value="458716" calcext:value-type="float">
            <text:p>458716</text:p>
          </table:table-cell>
          <table:table-cell office:value-type="float" office:value="751840" calcext:value-type="float">
            <text:p>751840</text:p>
          </table:table-cell>
          <table:table-cell office:value-type="float" office:value="448" calcext:value-type="float">
            <text:p>448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SPFH</text:p>
          </table:table-cell>
          <table:table-cell office:value-type="float" office:value="156428" calcext:value-type="float">
            <text:p>156428,0</text:p>
          </table:table-cell>
          <table:table-cell office:value-type="float" office:value="1698.89" calcext:value-type="float">
            <text:p>1698,9</text:p>
          </table:table-cell>
          <table:table-cell office:value-type="float" office:value="5058600" calcext:value-type="float">
            <text:p>5,0586E+06</text:p>
          </table:table-cell>
          <table:table-cell office:value-type="float" office:value="1150430" calcext:value-type="float">
            <text:p>1,15E+06</text:p>
          </table:table-cell>
          <table:table-cell office:value-type="float" office:value="396.748" calcext:value-type="float">
            <text:p>396,7</text:p>
          </table:table-cell>
          <table:table-cell table:style-name="ce3" office:value-type="float" office:value="6901.79" calcext:value-type="float">
            <text:p>6901,8</text:p>
          </table:table-cell>
          <table:table-cell office:value-type="float" office:value="16052" calcext:value-type="float">
            <text:p>16052</text:p>
          </table:table-cell>
          <table:table-cell office:value-type="float" office:value="14460" calcext:value-type="float">
            <text:p>1446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MP</text:p>
          </table:table-cell>
          <table:table-cell office:value-type="float" office:value="528485" calcext:value-type="float">
            <text:p>528485,0</text:p>
          </table:table-cell>
          <table:table-cell office:value-type="float" office:value="6062.38" calcext:value-type="float">
            <text:p>6062,4</text:p>
          </table:table-cell>
          <table:table-cell office:value-type="float" office:value="12818300" calcext:value-type="float">
            <text:p>1,2818E+07</text:p>
          </table:table-cell>
          <table:table-cell office:value-type="float" office:value="10078400" calcext:value-type="float">
            <text:p>1,01E+07</text:p>
          </table:table-cell>
          <table:table-cell office:value-type="float" office:value="936.538" calcext:value-type="float">
            <text:p>936,5</text:p>
          </table:table-cell>
          <table:table-cell office:value-type="float" office:value="25225" calcext:value-type="float">
            <text:p>25225</text:p>
          </table:table-cell>
          <table:table-cell office:value-type="float" office:value="257564" calcext:value-type="float">
            <text:p>257564</text:p>
          </table:table-cell>
          <table:table-cell office:value-type="float" office:value="481856" calcext:value-type="float">
            <text:p>481856</text:p>
          </table:table-cell>
          <table:table-cell office:value-type="float" office:value="252" calcext:value-type="float">
            <text:p>252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UGRD</text:p>
          </table:table-cell>
          <table:table-cell office:value-type="float" office:value="516107" calcext:value-type="float">
            <text:p>516107,0</text:p>
          </table:table-cell>
          <table:table-cell office:value-type="float" office:value="5888" calcext:value-type="float">
            <text:p>5888,0</text:p>
          </table:table-cell>
          <table:table-cell office:value-type="float" office:value="12787300" calcext:value-type="float">
            <text:p>1,2787E+07</text:p>
          </table:table-cell>
          <table:table-cell office:value-type="float" office:value="10197400" calcext:value-type="float">
            <text:p>1,02E+07</text:p>
          </table:table-cell>
          <table:table-cell office:value-type="float" office:value="913.181" calcext:value-type="float">
            <text:p>913,2</text:p>
          </table:table-cell>
          <table:table-cell office:value-type="float" office:value="26198.8" calcext:value-type="float">
            <text:p>26198,8</text:p>
          </table:table-cell>
          <table:table-cell office:value-type="float" office:value="247564" calcext:value-type="float">
            <text:p>247564</text:p>
          </table:table-cell>
          <table:table-cell office:value-type="float" office:value="447456" calcext:value-type="float">
            <text:p>447456</text:p>
          </table:table-cell>
          <table:table-cell office:value-type="float" office:value="242" calcext:value-type="float">
            <text:p>242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VGRD</text:p>
          </table:table-cell>
          <table:table-cell office:value-type="float" office:value="524105" calcext:value-type="float">
            <text:p>524105,0</text:p>
          </table:table-cell>
          <table:table-cell office:value-type="float" office:value="5912.99" calcext:value-type="float">
            <text:p>5913,0</text:p>
          </table:table-cell>
          <table:table-cell office:value-type="float" office:value="12794700" calcext:value-type="float">
            <text:p>1,2795E+07</text:p>
          </table:table-cell>
          <table:table-cell office:value-type="float" office:value="10230400" calcext:value-type="float">
            <text:p>1,02E+07</text:p>
          </table:table-cell>
          <table:table-cell office:value-type="float" office:value="916.608" calcext:value-type="float">
            <text:p>916,6</text:p>
          </table:table-cell>
          <table:table-cell office:value-type="float" office:value="26340.5" calcext:value-type="float">
            <text:p>26340,5</text:p>
          </table:table-cell>
          <table:table-cell office:value-type="float" office:value="247236" calcext:value-type="float">
            <text:p>247236</text:p>
          </table:table-cell>
          <table:table-cell office:value-type="float" office:value="448564" calcext:value-type="float">
            <text:p>448564</text:p>
          </table:table-cell>
          <table:table-cell office:value-type="float" office:value="242" calcext:value-type="float">
            <text:p>242</text:p>
          </table:table-cell>
          <table:table-cell office:value-type="float" office:value="439" calcext:value-type="float">
            <text:p>439</text:p>
          </table:table-cell>
        </table:table-row>
      </table:table>
      <table:named-expressions/>
      <table:database-ranges>
        <table:database-range table:name="__Anonymous_Sheet_DB__0" table:target-range-address="Hoja1.H1:Hoja1.H13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3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4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7">
      <number:scientific-number number:decimal-places="6" number:min-decimal-places="6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6:14:10.500994812</meta:creation-date>
    <dc:date>2024-10-08T16:50:20.979786387</dc:date>
    <meta:editing-duration>PT14M15S</meta:editing-duration>
    <meta:editing-cycles>1</meta:editing-cycles>
    <meta:document-statistic meta:table-count="1" meta:cell-count="135" meta:object-count="0"/>
    <meta:generator>LibreOffice/24.2.6.2$Linux_X86_64 LibreOffice_project/420$Build-2</meta:generator>
  </office:meta>
</office:document-meta>
</file>